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C0000003A5A8088A2FF640A38.png" manifest:media-type="image/png"/>
  <manifest:file-entry manifest:full-path="Pictures/10000000000002520000014F47DD5B2727787DDC.png" manifest:media-type="image/png"/>
  <manifest:file-entry manifest:full-path="Pictures/10000000000000220000002E5DF6725E55AA5C53.png" manifest:media-type="image/png"/>
  <manifest:file-entry manifest:full-path="Pictures/10000000000000310000003CCF6074A4E1B03AC3.png" manifest:media-type="image/png"/>
  <manifest:file-entry manifest:full-path="Pictures/1000000000000057000000433DC24B39D8D78F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53cm" svg:stroke-color="#0000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4eb5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38cm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svg:stroke-width="0.081cm" svg:stroke-color="#34eb5e" draw:marker-start-width="0.322cm" draw:marker-end-width="0.322cm" draw:fill="none" draw:textarea-horizontal-align="justify" draw:textarea-vertical-align="middle" draw:auto-grow-height="false" fo:min-height="3.614cm" fo:min-width="0.855cm" fo:padding-top="0.166cm" fo:padding-bottom="0.166cm" fo:padding-left="0.291cm" fo:padding-right="0.291cm"/>
    </style:style>
    <style:style style:name="gr7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2.532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2.154cm" fo:min-width="0cm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ffa6a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Fine_20_Dashed" svg:stroke-width="0.081cm" svg:stroke-color="#34eb5e" draw:marker-start-width="0.322cm" draw:marker-end-width="0.322cm" draw:fill="none" draw:textarea-horizontal-align="justify" draw:textarea-vertical-align="middle" draw:auto-grow-height="false" fo:min-height="3.584cm" fo:min-width="1.134cm" fo:padding-top="0.166cm" fo:padding-bottom="0.166cm" fo:padding-left="0.291cm" fo:padding-right="0.291cm"/>
    </style:style>
    <style:style style:name="gr12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Fine_20_Dashed" svg:stroke-width="0.081cm" svg:stroke-color="#34eb5e" draw:marker-start-width="0.322cm" draw:marker-end-width="0.322cm" draw:fill="none" draw:textarea-horizontal-align="justify" draw:textarea-vertical-align="middle" draw:auto-grow-height="false" fo:min-height="3.642cm" fo:min-width="0.592cm" fo:padding-top="0.166cm" fo:padding-bottom="0.166cm" fo:padding-left="0.291cm" fo:padding-right="0.291cm"/>
    </style:style>
    <style:style style:name="gr14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3.287cm" fo:min-width="0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81cm" svg:stroke-color="#34eb5e" draw:marker-start-width="0.322cm" draw:marker-end-width="0.322cm" draw:fill="none" draw:textarea-horizontal-align="justify" draw:textarea-vertical-align="middle" draw:auto-grow-height="false" fo:min-height="3.814cm" fo:min-width="0.855cm" fo:padding-top="0.166cm" fo:padding-bottom="0.166cm" fo:padding-left="0.291cm" fo:padding-right="0.291cm"/>
    </style:style>
    <style:style style:name="gr17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3.151cm" fo:min-width="0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1.374cm" fo:min-width="0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ffb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P3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P4" style:family="paragraph">
      <loext:graphic-properties draw:fill="none" draw:fill-color="#ffffff"/>
      <style:text-properties fo:color="#34eb5e"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a6a6" fo:font-size="15pt" style:font-size-asian="15pt" style:font-size-complex="15pt"/>
    </style:style>
    <style:style style:name="P8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9" style:family="paragraph">
      <loext:graphic-properties draw:fill="none" draw:fill-color="#ffffff"/>
      <style:text-properties fo:color="#729fcf" fo:font-size="15pt" style:font-size-asian="15pt" style:font-size-complex="15pt"/>
    </style:style>
    <style:style style:name="T1" style:family="text">
      <style:text-properties fo:color="#0000ff" fo:font-size="15pt" style:font-size-asian="15pt" style:font-size-complex="15pt"/>
    </style:style>
    <style:style style:name="T2" style:family="text">
      <style:text-properties fo:color="#0000ff" style:text-position="-33% 58%" fo:font-size="15pt" style:font-size-asian="15pt" style:font-size-complex="15pt"/>
    </style:style>
    <style:style style:name="T3" style:family="text">
      <style:text-properties fo:color="#ff0000" style:text-position="0% 100%" fo:font-size="15pt" style:font-size-asian="15pt" style:font-size-complex="15pt"/>
    </style:style>
    <style:style style:name="T4" style:family="text">
      <style:text-properties fo:color="#ff0000" style:text-position="-33% 58%" fo:font-size="15pt" style:font-size-asian="15pt" style:font-size-complex="15pt"/>
    </style:style>
    <style:style style:name="T5" style:family="text">
      <style:text-properties fo:color="#34eb5e" style:text-position="0% 100%" fo:font-size="15pt" style:font-size-asian="15pt" style:font-size-complex="15pt"/>
    </style:style>
    <style:style style:name="T6" style:family="text">
      <style:text-properties fo:color="#34eb5e" style:text-position="-33% 58%" fo:font-size="15pt" style:font-size-asian="15pt" style:font-size-complex="15pt"/>
    </style:style>
    <style:style style:name="T7" style:family="text">
      <style:text-properties fo:color="#ffa6a6" style:text-position="0% 100%" fo:font-size="15pt" style:font-size-asian="15pt" style:font-size-complex="15pt"/>
    </style:style>
    <style:style style:name="T8" style:family="text">
      <style:text-properties fo:color="#ffa6a6" style:text-position="-33% 58%" fo:font-size="15pt" style:font-size-asian="15pt" style:font-size-complex="15pt"/>
    </style:style>
    <style:style style:name="T9" style:family="text">
      <style:text-properties fo:color="#d4ea6b" style:text-position="0% 100%" fo:font-size="15pt" style:font-size-asian="15pt" style:font-size-complex="15pt"/>
    </style:style>
    <style:style style:name="T10" style:family="text">
      <style:text-properties fo:color="#d4ea6b" style:text-position="-33% 58%" fo:font-size="15pt" style:font-size-asian="15pt" style:font-size-complex="15pt"/>
    </style:style>
    <style:style style:name="T11" style:family="text">
      <style:text-properties fo:color="#729fcf" style:text-position="0% 100%" fo:font-size="15pt" style:font-size-asian="15pt" style:font-size-complex="15pt"/>
    </style:style>
    <style:style style:name="T12" style:family="text">
      <style:text-properties fo:color="#729fcf"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</draw:page>
      <draw:page draw:name="page2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custom-shape draw:style-name="gr6" draw:text-style-name="P6" draw:layer="layout" svg:width="1.591cm" svg:height="4.1cm" svg:x="5.3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</draw:page>
      <draw:page draw:name="page3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custom-shape draw:style-name="gr6" draw:text-style-name="P6" draw:layer="layout" svg:width="1.591cm" svg:height="4.1cm" svg:x="5.3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custom-shape draw:style-name="gr7" draw:text-style-name="P6" draw:layer="layout" svg:width="0.5cm" svg:height="2.988cm" draw:transform="rotate (-1.00914937350312) translate (6.52cm 3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6" draw:layer="layout" svg:width="0.5cm" svg:height="2.59cm" draw:transform="rotate (1.0471975511966) translate (4.098cm 5.9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1" draw:layer="layout" svg:x1="6.691cm" svg:y1="6.7cm" svg:x2="8.891cm" svg:y2="5.3cm">
          <text:p/>
        </draw:line>
        <draw:line draw:style-name="gr9" draw:text-style-name="P1" draw:layer="layout" svg:x1="6.691cm" svg:y1="4cm" svg:x2="8.891cm" svg:y2="5.3cm">
          <text:p/>
        </draw:line>
        <draw:frame draw:style-name="gr5" draw:text-style-name="P5" draw:layer="layout" svg:width="0.8cm" svg:height="0.8cm" svg:x="4.491cm" svg:y="6.7cm">
          <draw:image xlink:href="Pictures/10000000000000310000003CCF6074A4E1B03AC3.png" xlink:type="simple" xlink:show="embed" xlink:actuate="onLoad" loext:mime-type="image/png">
            <text:p/>
          </draw:image>
        </draw:frame>
        <draw:frame draw:style-name="gr5" draw:text-style-name="P5" draw:layer="layout" svg:width="0.8cm" svg:height="0.8cm" svg:x="4.691cm" svg:y="3.2cm">
          <draw:image xlink:href="Pictures/10000000000000310000003CCF6074A4E1B03AC3.png" xlink:type="simple" xlink:show="embed" xlink:actuate="onLoad" loext:mime-type="image/png">
            <text:p/>
          </draw:image>
        </draw:frame>
        <draw:line draw:style-name="gr10" draw:text-style-name="P1" draw:layer="layout" svg:x1="4.391cm" svg:y1="5.4cm" svg:x2="8.991cm" svg:y2="5.3cm">
          <text:p/>
        </draw:line>
        <draw:frame draw:style-name="gr4" draw:text-style-name="P7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</draw:page>
      <draw:page draw:name="page4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custom-shape draw:style-name="gr11" draw:text-style-name="P6" draw:layer="layout" svg:width="1.9cm" svg:height="4.1cm" svg:x="7.291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custom-shape draw:style-name="gr7" draw:text-style-name="P6" draw:layer="layout" svg:width="0.5cm" svg:height="2.988cm" draw:transform="rotate (-1.00914937350312) translate (6.52cm 3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6" draw:layer="layout" svg:width="0.5cm" svg:height="2.59cm" draw:transform="rotate (1.0471975511966) translate (1.598cm 4.5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1" draw:layer="layout" svg:x1="1.991cm" svg:y1="4cm" svg:x2="4.191cm" svg:y2="2.6cm">
          <text:p/>
        </draw:line>
        <draw:line draw:style-name="gr9" draw:text-style-name="P1" draw:layer="layout" svg:x1="4.291cm" svg:y1="2.6cm" svg:x2="6.491cm" svg:y2="3.9cm">
          <text:p/>
        </draw:line>
        <draw:frame draw:style-name="gr5" draw:text-style-name="P5" draw:layer="layout" svg:width="0.8cm" svg:height="0.8cm" svg:x="4.691cm" svg:y="3.2cm">
          <draw:image xlink:href="Pictures/10000000000000310000003CCF6074A4E1B03AC3.png" xlink:type="simple" xlink:show="embed" xlink:actuate="onLoad" loext:mime-type="image/png">
            <text:p/>
          </draw:image>
        </draw:frame>
        <draw:line draw:style-name="gr10" draw:text-style-name="P1" draw:layer="layout" svg:x1="4.391cm" svg:y1="5.4cm" svg:x2="8.991cm" svg:y2="5.3cm">
          <text:p/>
        </draw:line>
        <draw:frame draw:style-name="gr4" draw:text-style-name="P7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  <draw:frame draw:style-name="gr5" draw:text-style-name="P5" draw:layer="layout" svg:width="1.1cm" svg:height="0.83cm" svg:x="1.891cm" svg:y="5.4cm">
          <draw:image xlink:href="Pictures/1000000000000057000000433DC24B39D8D78F81.png" xlink:type="simple" xlink:show="embed" xlink:actuate="onLoad" loext:mime-type="image/png">
            <text:p/>
          </draw:image>
        </draw:frame>
      </draw:page>
      <draw:page draw:name="page5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custom-shape draw:style-name="gr11" draw:text-style-name="P6" draw:layer="layout" svg:width="1.9cm" svg:height="4.1cm" svg:x="7.291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custom-shape draw:style-name="gr7" draw:text-style-name="P6" draw:layer="layout" svg:width="0.5cm" svg:height="2.988cm" draw:transform="rotate (-1.00914937350312) translate (6.52cm 3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6" draw:layer="layout" svg:width="0.5cm" svg:height="2.59cm" draw:transform="rotate (1.0471975511966) translate (1.598cm 4.5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1" draw:layer="layout" svg:x1="1.991cm" svg:y1="4cm" svg:x2="4.191cm" svg:y2="2.6cm">
          <text:p/>
        </draw:line>
        <draw:line draw:style-name="gr9" draw:text-style-name="P1" draw:layer="layout" svg:x1="4.291cm" svg:y1="2.6cm" svg:x2="6.491cm" svg:y2="3.9cm">
          <text:p/>
        </draw:line>
        <draw:frame draw:style-name="gr5" draw:text-style-name="P5" draw:layer="layout" svg:width="0.8cm" svg:height="0.8cm" svg:x="4.691cm" svg:y="3.2cm">
          <draw:image xlink:href="Pictures/10000000000000310000003CCF6074A4E1B03AC3.png" xlink:type="simple" xlink:show="embed" xlink:actuate="onLoad" loext:mime-type="image/png">
            <text:p/>
          </draw:image>
        </draw:frame>
        <draw:line draw:style-name="gr10" draw:text-style-name="P1" draw:layer="layout" svg:x1="4.391cm" svg:y1="5.4cm" svg:x2="8.991cm" svg:y2="5.3cm">
          <text:p/>
        </draw:line>
        <draw:frame draw:style-name="gr4" draw:text-style-name="P7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  <draw:frame draw:style-name="gr5" draw:text-style-name="P5" draw:layer="layout" svg:width="1.1cm" svg:height="0.83cm" svg:x="1.891cm" svg:y="5.4cm">
          <draw:image xlink:href="Pictures/1000000000000057000000433DC24B39D8D78F81.png" xlink:type="simple" xlink:show="embed" xlink:actuate="onLoad" loext:mime-type="image/png">
            <text:p/>
          </draw:image>
        </draw:frame>
        <draw:line draw:style-name="gr12" draw:text-style-name="P1" draw:layer="layout" svg:x1="4.362cm" svg:y1="5.314cm" svg:x2="4.291cm" svg:y2="2.5cm">
          <text:p/>
        </draw:line>
        <draw:frame draw:style-name="gr4" draw:text-style-name="P8" draw:layer="layout" svg:width="0.938cm" svg:height="0.966cm" svg:x="2.691cm" svg:y="1.8cm">
          <draw:text-box>
            <text:p><text:span text:style-name="T9">y</text:span><text:span text:style-name="T10">1</text:span></text:p>
          </draw:text-box>
        </draw:frame>
      </draw:page>
      <draw:page draw:name="page6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custom-shape draw:style-name="gr13" draw:text-style-name="P6" draw:layer="layout" svg:width="1.3cm" svg:height="4.1cm" svg:x="9.291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line draw:style-name="gr10" draw:text-style-name="P1" draw:layer="layout" svg:x1="4.391cm" svg:y1="5.4cm" svg:x2="8.991cm" svg:y2="5.3cm">
          <text:p/>
        </draw:line>
        <draw:frame draw:style-name="gr4" draw:text-style-name="P7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  <draw:line draw:style-name="gr12" draw:text-style-name="P1" draw:layer="layout" svg:x1="4.362cm" svg:y1="5.314cm" svg:x2="4.291cm" svg:y2="2.5cm">
          <text:p/>
        </draw:line>
        <draw:frame draw:style-name="gr4" draw:text-style-name="P8" draw:layer="layout" svg:width="0.938cm" svg:height="0.966cm" svg:x="2.691cm" svg:y="1.8cm">
          <draw:text-box>
            <text:p><text:span text:style-name="T9">y</text:span><text:span text:style-name="T10">1</text:span></text:p>
          </draw:text-box>
        </draw:frame>
        <draw:custom-shape draw:style-name="gr14" draw:text-style-name="P6" draw:layer="layout" svg:width="0.5cm" svg:height="3.785cm" svg:x="3.591cm" svg:y="1.6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" draw:layer="layout" svg:width="0.51cm" svg:height="0.68cm" svg:x="2.881cm" svg:y="3.2cm">
          <draw:image xlink:href="Pictures/10000000000000220000002E5DF6725E55AA5C53.png" xlink:type="simple" xlink:show="embed" xlink:actuate="onLoad" loext:mime-type="image/png">
            <text:p/>
          </draw:image>
        </draw:frame>
        <draw:line draw:style-name="gr15" draw:text-style-name="P1" draw:layer="layout" svg:x1="4.391cm" svg:y1="5.4cm" svg:x2="4.391cm" svg:y2="1.5cm">
          <text:p/>
        </draw:line>
        <draw:frame draw:style-name="gr4" draw:text-style-name="P9" draw:layer="layout" svg:width="0.938cm" svg:height="0.966cm" svg:x="4.853cm" svg:y="1.3cm">
          <draw:text-box>
            <text:p><text:span text:style-name="T11">z</text:span><text:span text:style-name="T12">1</text:span></text:p>
          </draw:text-box>
        </draw:frame>
      </draw:page>
      <draw:page draw:name="page7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line draw:style-name="gr10" draw:text-style-name="P1" draw:layer="layout" svg:x1="4.391cm" svg:y1="5.4cm" svg:x2="8.991cm" svg:y2="5.3cm">
          <text:p/>
        </draw:line>
        <draw:frame draw:style-name="gr4" draw:text-style-name="P7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  <draw:line draw:style-name="gr12" draw:text-style-name="P1" draw:layer="layout" svg:x1="4.362cm" svg:y1="5.314cm" svg:x2="4.291cm" svg:y2="2.5cm">
          <text:p/>
        </draw:line>
        <draw:frame draw:style-name="gr4" draw:text-style-name="P8" draw:layer="layout" svg:width="0.938cm" svg:height="0.966cm" svg:x="2.953cm" svg:y="3.1cm">
          <draw:text-box>
            <text:p><text:span text:style-name="T9">y</text:span><text:span text:style-name="T10">1</text:span></text:p>
          </draw:text-box>
        </draw:frame>
        <draw:line draw:style-name="gr15" draw:text-style-name="P1" draw:layer="layout" svg:x1="4.391cm" svg:y1="5.4cm" svg:x2="4.391cm" svg:y2="1.5cm">
          <text:p/>
        </draw:line>
        <draw:frame draw:style-name="gr4" draw:text-style-name="P9" draw:layer="layout" svg:width="0.938cm" svg:height="0.966cm" svg:x="4.853cm" svg:y="1.3cm">
          <draw:text-box>
            <text:p><text:span text:style-name="T11">z</text:span><text:span text:style-name="T12">1</text:span></text:p>
          </draw:text-box>
        </draw:frame>
      </draw:page>
      <draw:page draw:name="page8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line draw:style-name="gr10" draw:text-style-name="P1" draw:layer="layout" svg:x1="4.391cm" svg:y1="5.4cm" svg:x2="8.991cm" svg:y2="5.3cm">
          <text:p/>
        </draw:line>
        <draw:frame draw:style-name="gr4" draw:text-style-name="P7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  <draw:line draw:style-name="gr12" draw:text-style-name="P1" draw:layer="layout" svg:x1="4.362cm" svg:y1="5.314cm" svg:x2="4.291cm" svg:y2="2.5cm">
          <text:p/>
        </draw:line>
        <draw:frame draw:style-name="gr4" draw:text-style-name="P8" draw:layer="layout" svg:width="0.938cm" svg:height="0.966cm" svg:x="2.953cm" svg:y="3.1cm">
          <draw:text-box>
            <text:p><text:span text:style-name="T9">y</text:span><text:span text:style-name="T10">1</text:span></text:p>
          </draw:text-box>
        </draw:frame>
        <draw:line draw:style-name="gr15" draw:text-style-name="P1" draw:layer="layout" svg:x1="4.391cm" svg:y1="5.4cm" svg:x2="4.391cm" svg:y2="1.5cm">
          <text:p/>
        </draw:line>
        <draw:frame draw:style-name="gr4" draw:text-style-name="P9" draw:layer="layout" svg:width="0.938cm" svg:height="0.966cm" svg:x="4.853cm" svg:y="1.3cm">
          <draw:text-box>
            <text:p><text:span text:style-name="T11">z</text:span><text:span text:style-name="T12">1</text:span></text:p>
          </draw:text-box>
        </draw:frame>
        <draw:custom-shape draw:style-name="gr16" draw:text-style-name="P6" draw:layer="layout" svg:width="1.591cm" svg:height="4.3cm" svg:x="10.7cm" svg:y="12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5cm" svg:height="3.641cm" draw:transform="rotate (-1.00914937350312) translate (7.307cm 2.99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6" draw:layer="layout" svg:width="0.5cm" svg:height="3.641cm" draw:transform="rotate (1.07128309487412) translate (4.1cm 5.9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1" draw:layer="layout" svg:x1="7.7cm" svg:y1="7.099cm" svg:x2="10.2cm" svg:y2="5.399cm">
          <text:p/>
        </draw:line>
        <draw:line draw:style-name="gr9" draw:text-style-name="P1" draw:layer="layout" svg:x1="7.5cm" svg:y1="3.799cm" svg:x2="10.2cm" svg:y2="5.399cm">
          <text:p/>
        </draw:line>
        <draw:custom-shape draw:style-name="gr18" draw:text-style-name="P6" draw:layer="layout" svg:width="0.5cm" svg:height="1.676cm" svg:x="10.077cm" svg:y="5.424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" draw:layer="layout" svg:width="0.7cm" svg:height="0.7cm" svg:x="10.677cm" svg:y="5.9cm">
          <draw:image xlink:href="Pictures/100000000000003C0000003A5A8088A2FF640A38.png" xlink:type="simple" xlink:show="embed" xlink:actuate="onLoad" loext:mime-type="image/png">
            <text:p/>
          </draw:image>
        </draw:frame>
        <draw:line draw:style-name="gr19" draw:text-style-name="P1" draw:layer="layout" svg:x1="4.478cm" svg:y1="5.395cm" svg:x2="10.078cm" svg:y2="7.095cm">
          <text:p/>
        </draw:line>
      </draw:page>
      <draw:page draw:name="page9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frame draw:style-name="gr4" draw:text-style-name="P7" draw:layer="layout" svg:width="0.938cm" svg:height="0.966cm" svg:x="14.691cm" svg:y="7.034cm">
          <draw:text-box>
            <text:p><text:span text:style-name="T7">x</text:span><text:span text:style-name="T8">1</text:span></text:p>
          </draw:text-box>
        </draw:frame>
        <draw:frame draw:style-name="gr4" draw:text-style-name="P8" draw:layer="layout" svg:width="0.938cm" svg:height="0.966cm" svg:x="8.853cm" svg:y="4.4cm">
          <draw:text-box>
            <text:p><text:span text:style-name="T9">y</text:span><text:span text:style-name="T10">1</text:span></text:p>
          </draw:text-box>
        </draw:frame>
        <draw:g>
          <draw:line draw:style-name="gr10" draw:text-style-name="P1" draw:layer="layout" svg:x1="10.091cm" svg:y1="7.1cm" svg:x2="14.691cm" svg:y2="7cm">
            <text:p/>
          </draw:line>
          <draw:line draw:style-name="gr12" draw:text-style-name="P1" draw:layer="layout" svg:x1="10.062cm" svg:y1="7.014cm" svg:x2="9.991cm" svg:y2="4.2cm">
            <text:p/>
          </draw:line>
          <draw:line draw:style-name="gr15" draw:text-style-name="P1" draw:layer="layout" svg:x1="10.091cm" svg:y1="7.1cm" svg:x2="10.091cm" svg:y2="3.2cm">
            <text:p/>
          </draw:line>
        </draw:g>
        <draw:frame draw:style-name="gr4" draw:text-style-name="P9" draw:layer="layout" svg:width="0.938cm" svg:height="0.966cm" svg:x="10.253cm" svg:y="2.634cm">
          <draw:text-box>
            <text:p><text:span text:style-name="T11">z</text:span><text:span text:style-name="T12">1</text:span></text:p>
          </draw:text-box>
        </draw:frame>
        <draw:custom-shape draw:style-name="gr16" draw:text-style-name="P6" draw:layer="layout" svg:width="1.591cm" svg:height="4.3cm" svg:x="10.7cm" svg:y="12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frame draw:style-name="gr4" draw:text-style-name="P7" draw:layer="layout" svg:width="0.938cm" svg:height="0.966cm" svg:x="14.691cm" svg:y="7.034cm">
          <draw:text-box>
            <text:p><text:span text:style-name="T7">x</text:span><text:span text:style-name="T8">1</text:span></text:p>
          </draw:text-box>
        </draw:frame>
        <draw:frame draw:style-name="gr4" draw:text-style-name="P8" draw:layer="layout" svg:width="0.938cm" svg:height="0.966cm" svg:x="8.853cm" svg:y="4.4cm">
          <draw:text-box>
            <text:p><text:span text:style-name="T9">y</text:span><text:span text:style-name="T10">1</text:span></text:p>
          </draw:text-box>
        </draw:frame>
        <draw:g>
          <draw:line draw:style-name="gr10" draw:text-style-name="P1" draw:layer="layout" svg:x1="10.091cm" svg:y1="7.1cm" svg:x2="14.691cm" svg:y2="7cm">
            <text:p/>
          </draw:line>
          <draw:line draw:style-name="gr12" draw:text-style-name="P1" draw:layer="layout" svg:x1="10.062cm" svg:y1="7.014cm" svg:x2="9.991cm" svg:y2="4.2cm">
            <text:p/>
          </draw:line>
          <draw:line draw:style-name="gr15" draw:text-style-name="P1" draw:layer="layout" svg:x1="10.091cm" svg:y1="7.1cm" svg:x2="10.091cm" svg:y2="3.2cm">
            <text:p/>
          </draw:line>
        </draw:g>
        <draw:frame draw:style-name="gr4" draw:text-style-name="P9" draw:layer="layout" svg:width="0.938cm" svg:height="0.966cm" svg:x="10.253cm" svg:y="2.634cm">
          <draw:text-box>
            <text:p><text:span text:style-name="T11">z</text:span><text:span text:style-name="T1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91cm" fo:margin-right="0.007cm" fo:page-width="16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2T10:27:48.186000000</meta:creation-date>
    <dc:date>2022-04-06T17:40:41.451000000</dc:date>
    <meta:editing-duration>PT19M35S</meta:editing-duration>
    <meta:editing-cycles>5</meta:editing-cycles>
    <meta:generator>LibreOffice/6.2.7.1$Windows_X86_64 LibreOffice_project/23edc44b61b830b7d749943e020e96f5a7df63bf</meta:generator>
    <meta:document-statistic meta:object-count="154"/>
  </office:meta>
</office:document-meta>
</file>